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7.178cm" svg:y="0.16cm">
            <draw:object draw:notify-on-update-of-ranges="Sheet1.B1:Sheet1.B1 Sheet1.B2:Sheet1.B13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średni czas wykonan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35853333333">
            <text:p>0,023585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73625">
            <text:p>0,02736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346088923077">
            <text:p>0,03460889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41362744186">
            <text:p>0,04136274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5178341">
            <text:p>0,051783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644463820225">
            <text:p>0,06444638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766100702703">
            <text:p>0,07661007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88019625">
            <text:p>0,0880196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98710712">
            <text:p>0,0987107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08907040816">
            <text:p>0,108907040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17851722222">
            <text:p>0,11785172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29182">
            <text:p>0,1291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2:3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2:33:47</dc:date>
    <dc:creator>Marek Jasiński</dc:creator>
    <meta:generator>OpenOffice.org/3.4.1$Unix OpenOffice.org_project/341m1$Build-9593</meta:generator>
    <meta:editing-duration>PT8M59S</meta:editing-duration>
    <meta:editing-cycles>3</meta:editing-cycles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993366" dr3d:edge-rounding="5%"/>
      <style:text-properties fo:font-size="10pt" style:font-size-asian="10pt" style:font-size-complex="10pt"/>
    </style:style>
    <style:style style:name="ch11" style:family="chart">
      <style:graphic-properties svg:stroke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title svg:x="5.752cm" svg:y="0.315cm" chart:style-name="ch2">
          <text:p>Graf |V|=200 |E|=400</text:p>
        </chart:title>
        <chart:legend chart:legend-position="end" svg:x="11.075cm" svg:y="3.769cm" style:legend-expansion="high" chart:style-name="ch3"/>
        <chart:plot-area chart:style-name="ch4" table:cell-range-address="Sheet1.B1:Sheet1.B13" chart:data-source-has-labels="row" svg:x="1.323cm" svg:y="1.627cm" svg:width="9.114cm" svg:height="6.218cm">
          <chartooo:coordinate-region svg:x="2.254cm" svg:y="1.822cm" svg:width="8.183cm" svg:height="5.387cm"/>
          <chart:axis chart:dimension="x" chart:name="primary-x" chart:style-name="ch5">
            <chart:title svg:x="4.757cm" svg:y="8.025cm" chart:style-name="ch6">
              <text:p>długość ścieżki</text:p>
            </chart:title>
          </chart:axis>
          <chart:axis chart:dimension="y" chart:name="primary-y" chart:style-name="ch7">
            <chart:title svg:x="0.451cm" svg:y="5.338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bar">
            <chart:regression-curve chart:style-name="ch1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853333333">
                <text:p>0.0235853333333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625">
                <text:p>0.027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6088923077">
                <text:p>0.0346088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362744186">
                <text:p>0.041362744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78341">
                <text:p>0.05178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4463820225">
                <text:p>0.0644463820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66100702703">
                <text:p>0.0766100702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019625">
                <text:p>0.08801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8710712">
                <text:p>0.098710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907040816">
                <text:p>0.108907040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7851722222">
                <text:p>0.1178517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182">
                <text:p>0.129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